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1909in"/>
    </style:style>
    <style:style style:name="co6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>
      <style:table-cell-properties fo:background-color="#ffff00" style:text-align-source="fix" style:repeat-content="false" style:rotation-angle="0" style:vertical-align="middle"/>
      <style:paragraph-properties fo:text-align="center"/>
    </style:style>
    <style:style style:name="ce3" style:family="table-cell" style:parent-style-name="Default" style:data-style-name="N1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row table:style-name="ro1">
          <table:table-cell/>
          <table:table-cell office:value-type="float" office:value="40000000000" calcext:value-type="float">
            <text:p>4000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/>
          <table:table-cell table:formula="of:=[.B1]-[.B2]" office:value-type="float" office:value="39999999788" calcext:value-type="float">
            <text:p>39999999788</text:p>
          </table:table-cell>
          <table:table-cell table:formula="of:=[.B1]+[.B9]-10000000000" office:value-type="float" office:value="39999999788" calcext:value-type="float">
            <text:p>39999999788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MOD([.$B$2]/POWER(10;[.E11]-1);10)" office:value-type="float" office:value="0.000000212" calcext:value-type="float">
            <text:p>0</text:p>
          </table:table-cell>
          <table:table-cell table:style-name="ce2" table:formula="of:=MOD([.$B$2]/POWER(10;[.F11]-1);10)" office:value-type="float" office:value="0.00000212" calcext:value-type="float">
            <text:p>0</text:p>
          </table:table-cell>
          <table:table-cell table:style-name="ce2" table:formula="of:=MOD([.$B$2]/POWER(10;[.G11]-1);10)" office:value-type="float" office:value="0.0000212" calcext:value-type="float">
            <text:p>0</text:p>
          </table:table-cell>
          <table:table-cell table:style-name="ce2" table:formula="of:=MOD([.$B$2]/POWER(10;[.H11]-1);10)" office:value-type="float" office:value="0.000212" calcext:value-type="float">
            <text:p>0</text:p>
          </table:table-cell>
          <table:table-cell table:style-name="ce2" table:formula="of:=MOD([.$B$2]/POWER(10;[.I11]-1);10)" office:value-type="float" office:value="0.00212" calcext:value-type="float">
            <text:p>0</text:p>
          </table:table-cell>
          <table:table-cell table:style-name="ce2" table:formula="of:=MOD([.$B$2]/POWER(10;[.J11]-1);10)" office:value-type="float" office:value="0.0212" calcext:value-type="float">
            <text:p>0</text:p>
          </table:table-cell>
          <table:table-cell table:style-name="ce2" table:formula="of:=MOD([.$B$2]/POWER(10;[.K11]-1);10)" office:value-type="float" office:value="0.212" calcext:value-type="float">
            <text:p>0</text:p>
          </table:table-cell>
          <table:table-cell table:style-name="ce2" table:formula="of:=MOD([.$B$2]/POWER(10;[.L11]-1);10)" office:value-type="float" office:value="2.12" calcext:value-type="float">
            <text:p>2</text:p>
          </table:table-cell>
          <table:table-cell table:style-name="ce2" table:formula="of:=MOD([.$B$2]/POWER(10;[.M11]-1);10)" office:value-type="float" office:value="1.2" calcext:value-type="float">
            <text:p>1</text:p>
          </table:table-cell>
          <table:table-cell table:style-name="ce2" table:formula="of:=MOD([.$B$2]/POWER(10;[.N11]-1);1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9’s compliment</text:p>
          </table:table-cell>
          <table:table-cell table:style-name="ce2" table:formula="of:=CEILING(9-[.E3])" office:value-type="float" office:value="9" calcext:value-type="float">
            <text:p>9</text:p>
          </table:table-cell>
          <table:table-cell table:style-name="ce2" table:formula="of:=CEILING(9-[.F3])" office:value-type="float" office:value="9" calcext:value-type="float">
            <text:p>9</text:p>
          </table:table-cell>
          <table:table-cell table:style-name="ce2" table:formula="of:=CEILING(9-[.G3])" office:value-type="float" office:value="9" calcext:value-type="float">
            <text:p>9</text:p>
          </table:table-cell>
          <table:table-cell table:style-name="ce2" table:formula="of:=CEILING(9-[.H3])" office:value-type="float" office:value="9" calcext:value-type="float">
            <text:p>9</text:p>
          </table:table-cell>
          <table:table-cell table:style-name="ce2" table:formula="of:=CEILING(9-[.I3])" office:value-type="float" office:value="9" calcext:value-type="float">
            <text:p>9</text:p>
          </table:table-cell>
          <table:table-cell table:style-name="ce2" table:formula="of:=CEILING(9-[.J3])" office:value-type="float" office:value="9" calcext:value-type="float">
            <text:p>9</text:p>
          </table:table-cell>
          <table:table-cell table:style-name="ce2" table:formula="of:=CEILING(9-[.K3])" office:value-type="float" office:value="9" calcext:value-type="float">
            <text:p>9</text:p>
          </table:table-cell>
          <table:table-cell table:style-name="ce2" table:formula="of:=CEILING(9-[.L3])" office:value-type="float" office:value="7" calcext:value-type="float">
            <text:p>7</text:p>
          </table:table-cell>
          <table:table-cell table:style-name="ce2" table:formula="of:=CEILING(9-[.M3])" office:value-type="float" office:value="8" calcext:value-type="float">
            <text:p>8</text:p>
          </table:table-cell>
          <table:table-cell table:style-name="ce2" table:formula="of:=CEILING(9-[.N3])+1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style-name="ce3"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9’s comp:</text:p>
          </table:table-cell>
          <table:table-cell table:style-name="ce1" table:formula="of:=COM.MICROSOFT.CONCAT([.E4];[.F4];[.G4];[.H4];[.I4];[.J4];[.K4];[.L4];[.M4];[.N4])" office:value-type="string" office:string-value="9999999788" calcext:value-type="string">
            <text:p>9999999788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9]+[.B1]" office:value-type="float" office:value="49999999788" calcext:value-type="float">
            <text:p>499999997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0000000" calcext:value-type="float">
            <text:p>1000000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2T19:37:53.754976463</meta:creation-date>
    <dc:date>2020-09-22T20:14:22.671527660</dc:date>
    <meta:editing-duration>PT4M7S</meta:editing-duration>
    <meta:editing-cycles>1</meta:editing-cycles>
    <meta:document-statistic meta:table-count="1" meta:cell-count="41" meta:object-count="0"/>
    <meta:generator>LibreOffice/7.0.0.3$Linux_X86_64 LibreOffice_project/8061b3e9204bef6b321a21033174034a5e2ea88e</meta:generator>
  </office:meta>
</office:document-meta>
</file>